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999d"/>
    </style:style>
    <style:style style:name="P2" style:family="paragraph" style:parent-style-name="Standard">
      <style:text-properties officeooo:rsid="0020b85c" officeooo:paragraph-rsid="0020b85c"/>
    </style:style>
    <style:style style:name="P3" style:family="paragraph" style:parent-style-name="Standard">
      <style:text-properties officeooo:paragraph-rsid="0028194f"/>
    </style:style>
    <style:style style:name="P4" style:family="paragraph" style:parent-style-name="Standard">
      <style:text-properties officeooo:paragraph-rsid="002918db"/>
    </style:style>
    <style:style style:name="P5" style:family="paragraph" style:parent-style-name="Standard">
      <style:text-properties officeooo:paragraph-rsid="002f8a74"/>
    </style:style>
    <style:style style:name="P6" style:family="paragraph" style:parent-style-name="Standard">
      <style:text-properties officeooo:paragraph-rsid="00332016"/>
    </style:style>
    <style:style style:name="P7" style:family="paragraph" style:parent-style-name="Standard">
      <style:text-properties officeooo:paragraph-rsid="0038528a"/>
    </style:style>
    <style:style style:name="P8" style:family="paragraph" style:parent-style-name="Standard">
      <style:text-properties officeooo:rsid="003a0c2d" officeooo:paragraph-rsid="003a0c2d"/>
    </style:style>
    <style:style style:name="P9" style:family="paragraph" style:parent-style-name="Standard">
      <style:text-properties officeooo:paragraph-rsid="003ca0f2"/>
    </style:style>
    <style:style style:name="P10" style:family="paragraph" style:parent-style-name="Standard">
      <style:text-properties officeooo:rsid="002f8a74" officeooo:paragraph-rsid="002f8a74"/>
    </style:style>
    <style:style style:name="P11" style:family="paragraph" style:parent-style-name="Standard">
      <style:text-properties officeooo:paragraph-rsid="0047aca9"/>
    </style:style>
    <style:style style:name="P12" style:family="paragraph" style:parent-style-name="Standard">
      <style:text-properties officeooo:paragraph-rsid="0044247e"/>
    </style:style>
    <style:style style:name="P13" style:family="paragraph" style:parent-style-name="Standard">
      <style:text-properties officeooo:rsid="004ab4a4" officeooo:paragraph-rsid="004ab4a4"/>
    </style:style>
    <style:style style:name="P14" style:family="paragraph" style:parent-style-name="Standard">
      <style:text-properties officeooo:paragraph-rsid="00570b69"/>
    </style:style>
    <style:style style:name="P15" style:family="paragraph" style:parent-style-name="Standard">
      <style:text-properties officeooo:paragraph-rsid="0058ad44"/>
    </style:style>
    <style:style style:name="P16" style:family="paragraph" style:parent-style-name="Standard">
      <style:text-properties officeooo:paragraph-rsid="0059d7e2"/>
    </style:style>
    <style:style style:name="P17" style:family="paragraph" style:parent-style-name="Standard">
      <style:text-properties fo:font-weight="normal" officeooo:rsid="005bb123" officeooo:paragraph-rsid="005bb123" style:font-weight-asian="normal" style:font-weight-complex="normal"/>
    </style:style>
    <style:style style:name="P18" style:family="paragraph" style:parent-style-name="Standard">
      <style:text-properties fo:font-weight="normal" officeooo:rsid="005bb123" officeooo:paragraph-rsid="005fdfed" style:font-weight-asian="normal" style:font-weight-complex="normal"/>
    </style:style>
    <style:style style:name="P19" style:family="paragraph" style:parent-style-name="Standard">
      <style:text-properties officeooo:paragraph-rsid="003a0c2d"/>
    </style:style>
    <style:style style:name="P20" style:family="paragraph" style:parent-style-name="Standard">
      <style:text-properties officeooo:paragraph-rsid="005fdfed"/>
    </style:style>
    <style:style style:name="P21" style:family="paragraph" style:parent-style-name="Standard">
      <style:text-properties fo:font-weight="normal" officeooo:rsid="007782b9" officeooo:paragraph-rsid="007782b9" style:font-weight-asian="normal" style:font-weight-complex="normal"/>
    </style:style>
    <style:style style:name="P22" style:family="paragraph" style:parent-style-name="Standard">
      <style:text-properties fo:font-weight="bold" officeooo:rsid="005c7f1a" officeooo:paragraph-rsid="005fdfed" style:font-weight-asian="bold" style:font-weight-complex="bold"/>
    </style:style>
    <style:style style:name="P23" style:family="paragraph" style:parent-style-name="Standard">
      <style:text-properties fo:font-weight="bold" officeooo:rsid="006a0bb1" officeooo:paragraph-rsid="006a0bb1" style:font-weight-asian="bold" style:font-weight-complex="bold"/>
    </style:style>
    <style:style style:name="P24" style:family="paragraph" style:parent-style-name="Standard">
      <style:text-properties fo:font-weight="bold" officeooo:rsid="007612f3" officeooo:paragraph-rsid="007612f3" style:font-weight-asian="bold" style:font-weight-complex="bold"/>
    </style:style>
    <style:style style:name="P25" style:family="paragraph" style:parent-style-name="Standard">
      <style:text-properties officeooo:paragraph-rsid="0038528a"/>
    </style:style>
    <style:style style:name="P26" style:family="paragraph" style:parent-style-name="Standard">
      <style:text-properties officeooo:paragraph-rsid="0062159b"/>
    </style:style>
    <style:style style:name="P27" style:family="paragraph" style:parent-style-name="Standard">
      <style:text-properties officeooo:rsid="00472594" officeooo:paragraph-rsid="00472594"/>
    </style:style>
    <style:style style:name="P28" style:family="paragraph" style:parent-style-name="Standard">
      <style:text-properties officeooo:paragraph-rsid="006d713c"/>
    </style:style>
    <style:style style:name="P29" style:family="paragraph" style:parent-style-name="Standard">
      <style:text-properties officeooo:rsid="0070485d" officeooo:paragraph-rsid="00741ee5"/>
    </style:style>
    <style:style style:name="P30" style:family="paragraph" style:parent-style-name="Standard">
      <style:text-properties officeooo:paragraph-rsid="001c2e84"/>
    </style:style>
    <style:style style:name="T1" style:family="text">
      <style:text-properties officeooo:rsid="001b999d"/>
    </style:style>
    <style:style style:name="T2" style:family="text">
      <style:text-properties officeooo:rsid="001c2e84"/>
    </style:style>
    <style:style style:name="T3" style:family="text">
      <style:text-properties officeooo:rsid="001ca989"/>
    </style:style>
    <style:style style:name="T4" style:family="text">
      <style:text-properties officeooo:rsid="0023517e"/>
    </style:style>
    <style:style style:name="T5" style:family="text">
      <style:text-properties officeooo:rsid="0023912e"/>
    </style:style>
    <style:style style:name="T6" style:family="text">
      <style:text-properties officeooo:rsid="0024b493"/>
    </style:style>
    <style:style style:name="T7" style:family="text">
      <style:text-properties officeooo:rsid="0028194f"/>
    </style:style>
    <style:style style:name="T8" style:family="text">
      <style:text-properties officeooo:rsid="002918db"/>
    </style:style>
    <style:style style:name="T9" style:family="text">
      <style:text-properties officeooo:rsid="0029eb0d"/>
    </style:style>
    <style:style style:name="T10" style:family="text">
      <style:text-properties officeooo:rsid="002bcbb7"/>
    </style:style>
    <style:style style:name="T11" style:family="text">
      <style:text-properties officeooo:rsid="002dc824"/>
    </style:style>
    <style:style style:name="T12" style:family="text">
      <style:text-properties officeooo:rsid="002f154b"/>
    </style:style>
    <style:style style:name="T13" style:family="text">
      <style:text-properties officeooo:rsid="002f8235"/>
    </style:style>
    <style:style style:name="T14" style:family="text">
      <style:text-properties officeooo:rsid="002f8a74"/>
    </style:style>
    <style:style style:name="T15" style:family="text">
      <style:text-properties officeooo:rsid="00315d12"/>
    </style:style>
    <style:style style:name="T16" style:family="text">
      <style:text-properties officeooo:rsid="00332016"/>
    </style:style>
    <style:style style:name="T17" style:family="text">
      <style:text-properties officeooo:rsid="0036ff76"/>
    </style:style>
    <style:style style:name="T18" style:family="text">
      <style:text-properties officeooo:rsid="0038528a"/>
    </style:style>
    <style:style style:name="T19" style:family="text">
      <style:text-properties officeooo:rsid="0039a42a"/>
    </style:style>
    <style:style style:name="T20" style:family="text">
      <style:text-properties officeooo:rsid="003a0c2d"/>
    </style:style>
    <style:style style:name="T21" style:family="text">
      <style:text-properties officeooo:rsid="003ae30c"/>
    </style:style>
    <style:style style:name="T22" style:family="text">
      <style:text-properties officeooo:rsid="003ca0f2"/>
    </style:style>
    <style:style style:name="T23" style:family="text">
      <style:text-properties officeooo:rsid="003d1016"/>
    </style:style>
    <style:style style:name="T24" style:family="text">
      <style:text-properties officeooo:rsid="003d8ee9"/>
    </style:style>
    <style:style style:name="T25" style:family="text">
      <style:text-properties officeooo:rsid="003eec12"/>
    </style:style>
    <style:style style:name="T26" style:family="text">
      <style:text-properties officeooo:rsid="003fbec5"/>
    </style:style>
    <style:style style:name="T27" style:family="text">
      <style:text-properties officeooo:rsid="00416827"/>
    </style:style>
    <style:style style:name="T28" style:family="text">
      <style:text-properties officeooo:rsid="00431b6b"/>
    </style:style>
    <style:style style:name="T29" style:family="text">
      <style:text-properties officeooo:rsid="0047aca9"/>
    </style:style>
    <style:style style:name="T30" style:family="text">
      <style:text-properties officeooo:rsid="0047d38d"/>
    </style:style>
    <style:style style:name="T31" style:family="text">
      <style:text-properties officeooo:rsid="0048dfb8"/>
    </style:style>
    <style:style style:name="T32" style:family="text">
      <style:text-properties officeooo:rsid="0044247e"/>
    </style:style>
    <style:style style:name="T33" style:family="text">
      <style:text-properties officeooo:rsid="004aecfe"/>
    </style:style>
    <style:style style:name="T34" style:family="text">
      <style:text-properties officeooo:rsid="004bce70"/>
    </style:style>
    <style:style style:name="T35" style:family="text">
      <style:text-properties officeooo:rsid="004eb87d"/>
    </style:style>
    <style:style style:name="T36" style:family="text">
      <style:text-properties officeooo:rsid="004f865e"/>
    </style:style>
    <style:style style:name="T37" style:family="text">
      <style:text-properties fo:font-weight="bold" officeooo:rsid="00534d58" style:font-weight-asian="bold" style:font-weight-complex="bold"/>
    </style:style>
    <style:style style:name="T38" style:family="text">
      <style:text-properties fo:font-weight="bold" officeooo:rsid="005c7f1a" style:font-weight-asian="bold" style:font-weight-complex="bold"/>
    </style:style>
    <style:style style:name="T39" style:family="text">
      <style:text-properties fo:font-weight="bold" officeooo:rsid="00632925" style:font-weight-asian="bold" style:font-weight-complex="bold"/>
    </style:style>
    <style:style style:name="T40" style:family="text">
      <style:text-properties fo:font-weight="bold" officeooo:rsid="006b5680" style:font-weight-asian="bold" style:font-weight-complex="bold"/>
    </style:style>
    <style:style style:name="T41" style:family="text">
      <style:text-properties fo:font-weight="bold" officeooo:rsid="007612f3" style:font-weight-asian="bold" style:font-weight-complex="bold"/>
    </style:style>
    <style:style style:name="T42" style:family="text">
      <style:text-properties officeooo:rsid="005443a0"/>
    </style:style>
    <style:style style:name="T43" style:family="text">
      <style:text-properties officeooo:rsid="00570b69"/>
    </style:style>
    <style:style style:name="T44" style:family="text">
      <style:text-properties officeooo:rsid="0057445f"/>
    </style:style>
    <style:style style:name="T45" style:family="text">
      <style:text-properties officeooo:rsid="0059d7e2"/>
    </style:style>
    <style:style style:name="T46" style:family="text">
      <style:text-properties officeooo:rsid="005abffe"/>
    </style:style>
    <style:style style:name="T47" style:family="text">
      <style:text-properties officeooo:rsid="0052d0ee"/>
    </style:style>
    <style:style style:name="T48" style:family="text">
      <style:text-properties fo:font-weight="normal" officeooo:rsid="005bb123" style:font-weight-asian="normal" style:font-weight-complex="normal"/>
    </style:style>
    <style:style style:name="T49" style:family="text">
      <style:text-properties fo:font-weight="normal" officeooo:rsid="0064e971" style:font-weight-asian="normal" style:font-weight-complex="normal"/>
    </style:style>
    <style:style style:name="T50" style:family="text">
      <style:text-properties fo:font-weight="normal" officeooo:rsid="0065e0e1" style:font-weight-asian="normal" style:font-weight-complex="normal"/>
    </style:style>
    <style:style style:name="T51" style:family="text">
      <style:text-properties fo:font-weight="normal" officeooo:rsid="006b5680" style:font-weight-asian="normal" style:font-weight-complex="normal"/>
    </style:style>
    <style:style style:name="T52" style:family="text">
      <style:text-properties fo:font-weight="normal" officeooo:rsid="006b6c4d" style:font-weight-asian="normal" style:font-weight-complex="normal"/>
    </style:style>
    <style:style style:name="T53" style:family="text">
      <style:text-properties officeooo:rsid="005e6291"/>
    </style:style>
    <style:style style:name="T54" style:family="text">
      <style:text-properties officeooo:rsid="005fdfed"/>
    </style:style>
    <style:style style:name="T55" style:family="text">
      <style:text-properties officeooo:rsid="0060dca5"/>
    </style:style>
    <style:style style:name="T56" style:family="text">
      <style:text-properties officeooo:rsid="00632925"/>
    </style:style>
    <style:style style:name="T57" style:family="text">
      <style:text-properties officeooo:rsid="006675ee"/>
    </style:style>
    <style:style style:name="T58" style:family="text">
      <style:text-properties officeooo:rsid="00682b4d"/>
    </style:style>
    <style:style style:name="T59" style:family="text">
      <style:text-properties officeooo:rsid="006b5680"/>
    </style:style>
    <style:style style:name="T60" style:family="text">
      <style:text-properties officeooo:rsid="0062159b"/>
    </style:style>
    <style:style style:name="T61" style:family="text">
      <style:text-properties officeooo:rsid="006cfdf2"/>
    </style:style>
    <style:style style:name="T62" style:family="text">
      <style:text-properties officeooo:rsid="006d713c"/>
    </style:style>
    <style:style style:name="T63" style:family="text">
      <style:text-properties officeooo:rsid="006f6c01"/>
    </style:style>
    <style:style style:name="T64" style:family="text">
      <style:text-properties officeooo:rsid="00721e33"/>
    </style:style>
    <style:style style:name="T65" style:family="text">
      <style:text-properties officeooo:rsid="00740f60"/>
    </style:style>
    <style:style style:name="T66" style:family="text">
      <style:text-properties officeooo:rsid="00741ee5"/>
    </style:style>
    <style:style style:name="T67" style:family="text">
      <style:text-properties officeooo:rsid="00784e28"/>
    </style:style>
    <style:style style:name="T68" style:family="text">
      <style:text-properties officeooo:rsid="007974e8"/>
    </style:style>
    <style:style style:name="T69" style:family="text">
      <style:text-properties officeooo:rsid="007984e6"/>
    </style:style>
    <style:style style:name="T70" style:family="text">
      <style:text-properties officeooo:rsid="007a55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Validation</text:p>
      <text:p text:style-name="P2">Validation was utilised to ensure the classifier that was built <text:span text:style-name="T4">was accurately assigning </text:span><text:span text:style-name="T5">categories to </text:span><text:span text:style-name="T43">the input </text:span><text:span text:style-name="T5">items.</text:span></text:p>
      <text:p text:style-name="P1"/>
      <text:p text:style-name="P15"><text:span text:style-name="T1">The </text:span><text:span text:style-name="T5">method of validation </text:span><text:span text:style-name="T43">utilised</text:span><text:span text:style-name="T1"> </text:span><text:span text:style-name="T5">was</text:span><text:span text:style-name="T6"> </text:span><text:span text:style-name="T1">k-fold cross validation. </text:span><text:span text:style-name="T7">This involved the</text:span><text:span text:style-name="T2"> ground truth data</text:span><text:span text:style-name="T7">set</text:span><text:span text:style-name="T2"> </text:span><text:span text:style-name="T7">being</text:span><text:span text:style-name="T2"> randomised </text:span><text:span text:style-name="T3">and </text:span><text:span text:style-name="T7">then </text:span><text:span text:style-name="T3">split into ten equally sized </text:span><text:span text:style-name="T7">groups or k samples</text:span><text:span text:style-name="T3">. </text:span><text:span text:style-name="T43">This </text:span><text:span text:style-name="T44">items within the </text:span><text:span text:style-name="T43">ground truth dataset </text:span><text:span text:style-name="T44">are composed of</text:span><text:span text:style-name="T43"> both categorised market listings and forum titles.</text:span></text:p>
      <text:p text:style-name="P14"/>
      <text:p text:style-name="P14"><text:span text:style-name="T3">If the number of items, is not a</text:span><text:span text:style-name="T12">n exact</text:span><text:span text:style-name="T3"> multiple of ten then the sample is rounded down to the nearest multiple of ten before being split. </text:span>Of t<text:span text:style-name="T8">hese samples</text:span>, a single <text:span text:style-name="T9">sample</text:span> is retained as the validation data for testing the model, and the remaining k − 1 <text:span text:style-name="T10">samples</text:span> are used as <text:span text:style-name="T8">the </text:span>training data.</text:p>
      <text:p text:style-name="P3"/>
      <text:p text:style-name="P16"><text:span text:style-name="T13">Once each k sample has been sorted, </text:span><text:span text:style-name="T8">Cohen’s kappa is then calculated for each sample </text:span><text:span text:style-name="T11">and then </text:span><text:span text:style-name="T14">averaged to produce the Cohen’s kappa value used for validation. </text:span><text:span text:style-name="T35">Th</text:span><text:span text:style-name="T45">is</text:span><text:span text:style-name="T35"> validation process was </text:span><text:span text:style-name="T46">then</text:span><text:span text:style-name="T35"> repeated, </text:span><text:span text:style-name="T36">making changes to the model and ground truth data each time </text:span><text:span text:style-name="T41">(see optimisation)</text:span><text:span text:style-name="T36">,</text:span><text:span text:style-name="T35"> until </text:span><text:span text:style-name="T42">a</text:span><text:span text:style-name="T35"> Cohen’s kappa value </text:span><text:span text:style-name="T42">above the benchmark was</text:span><text:span text:style-name="T35"> obtained. </text:span><text:span text:style-name="T57">Once validated, all k-samples (1 to 10) are used as the training data for the final </text:span><text:span text:style-name="T58">classifier</text:span><text:span text:style-name="T57">.</text:span></text:p>
      <text:p text:style-name="P4"/>
      <text:p text:style-name="P7"><text:span text:style-name="T20">For reference, t</text:span><text:span text:style-name="T17">he Cohen’s kappa value </text:span><text:span text:style-name="T18">initially </text:span><text:span text:style-name="T17">achieved </text:span><text:span text:style-name="T18">between human raters, </text:span><text:span text:style-name="T19">obtained in the process of</text:span><text:span text:style-name="T18"> </text:span><text:span text:style-name="T19">validating</text:span><text:span text:style-name="T18"> the codebook (myself and a supervisor) was 0.92. </text:span><text:span text:style-name="T47">The decided benchmark for the automated model was a Cohen’s kappa value of 0.70 which would qualify on the upper end of ‘substantial agreement’ </text:span><text:span text:style-name="T37">[CITE]</text:span><text:span text:style-name="T38"> </text:span></text:p>
      <text:p text:style-name="P7"><text:span text:style-name="T38"/></text:p>
      <text:p text:style-name="P17"/>
      <text:p text:style-name="P22">Limitations</text:p>
      <text:p text:style-name="P20"><text:span text:style-name="T48">While the design of the model was generally effective, there were a</text:span><text:span text:style-name="T49">re </text:span><text:span text:style-name="T50">a few</text:span><text:span text:style-name="T49"> limitations which </text:span><text:span text:style-name="T50">hinder its effectiveness as well as its practical use.</text:span><text:span text:style-name="T49"> </text:span></text:p>
      <text:p text:style-name="P18"/>
      <text:p text:style-name="P6"><text:span text:style-name="T54">Uncommon m</text:span><text:span text:style-name="T16">isspellings </text:span><text:span text:style-name="T54">will</text:span><text:span text:style-name="T16"> </text:span><text:span text:style-name="T53">result in tokens</text:span><text:span text:style-name="T16"> that the classifier </text:span><text:span text:style-name="T54">assigns a low</text:span><text:span text:style-name="T16"> log likelihood score </text:span><text:span text:style-name="T54">to </text:span><text:span text:style-name="T55">and therefore items containing these misspellings have an increased chance of being incorrectly categorised.</text:span></text:p>
      <text:p text:style-name="P6"/>
      <text:p text:style-name="P19"><text:span text:style-name="T22">Secondly, </text:span><text:span text:style-name="T23">t</text:span><text:span text:style-name="T20">here are also </text:span><text:span text:style-name="T24">keywords or key phrases that are </text:span><text:span text:style-name="T34">not present or rarely occur within the ground truth data</text:span><text:span text:style-name="T24"> but </text:span><text:span text:style-name="T34">are also </text:span><text:span text:style-name="T24">meaningful. </text:span><text:span text:style-name="T25">For example, the item ‘flame thrower’ would be recognised by most people as fitting within the “Weaponry &amp; Explosives” category. However, </text:span><text:span text:style-name="T26">such</text:span><text:span text:style-name="T25"> keywords are not prevalent </text:span><text:span text:style-name="T31">within the ground truth data </text:span><text:span text:style-name="T25">to the extent </text:span><text:span text:style-name="T27">that they would receive significant </text:span><text:span text:style-name="T28">LL </text:span><text:span text:style-name="T27">weightings </text:span><text:span text:style-name="T28">for that category and would be automatically sorted into the ‘Other’ category.</text:span></text:p>
      <text:p text:style-name="P19"/>
      <text:p text:style-name="P26"><text:span text:style-name="T60">The classifier attempts to control for this to an extent by performing checks for certain key phrases prior to </text:span><text:span text:style-name="T59">the </text:span><text:span text:style-name="T60">tokenisation </text:span><text:span text:style-name="T59">stage</text:span><text:span text:style-name="T60"> </text:span><text:span text:style-name="T56">(</text:span><text:span text:style-name="T52">further detail </text:span><text:span text:style-name="T51">on </text:span><text:span text:style-name="T39">PAGE </text:span><text:span text:style-name="T40">numb</text:span><text:span text:style-name="T39">)</text:span><text:span text:style-name="T60">. </text:span><text:span text:style-name="T61">However, the sheer number of potential relevant phrases </text:span></text:p>
      <text:p text:style-name="P8"/>
      <text:p text:style-name="P9"><text:span text:style-name="T22">Thirdly, many of </text:span><text:span text:style-name="T21"><text:s/></text:span></text:p>
      <text:p text:style-name="P9"/>
      <text:p text:style-name="P12"><text:span text:style-name="T32">For this reason, it is important that </text:span><text:span text:style-name="T31">after</text:span><text:span text:style-name="T32"> the implementation there is some manual checking of the ‘Other’ category </text:span><text:span text:style-name="T31">to identify </text:span><text:span text:style-name="T33">any items have been miscategorised.</text:span></text:p>
      <text:p text:style-name="P5"/>
      <text:p text:style-name="P10">The aim <text:span text:style-name="T15">is </text:span></text:p>
      <text:p text:style-name="P10"/>
      <text:p text:style-name="P13">The adding of additional phrases</text:p>
      <text:p text:style-name="P10"/>
      <text:p text:style-name="P13"><text:soft-page-break/>Certain </text:p>
      <text:p text:style-name="P10"/>
      <text:p text:style-name="P11"><text:span text:style-name="T29">This involved adding more items to the ground truth data, particular</text:span><text:span text:style-name="T30">ly</text:span><text:span text:style-name="T29"> in the areas which were being incorrectly categorised at a greater percentage than others.</text:span></text:p>
      <text:p text:style-name="P1"/>
      <text:p text:style-name="P27">In some instances where the ground truth data had been incorrectly categorised this was corrected.</text:p>
      <text:p text:style-name="P27"/>
      <text:p text:style-name="P28"><text:span text:style-name="T62">A more practical limitation of the classifier its </text:span><text:span text:style-name="T63">processing </text:span><text:span text:style-name="T62">speed. </text:span><text:span text:style-name="T69">It can take the classifier several hours to train and then </text:span><text:span text:style-name="T70">classify a list of 5,000 items (each being a string containing approximately five words).</text:span></text:p>
      <text:p text:style-name="P29"/>
      <text:p text:style-name="P29">The <text:span text:style-name="T65">classifier </text:span>code may need to be <text:span text:style-name="T66">rendered</text:span> more efficient <text:span text:style-name="T64">if applied to larger datasets.</text:span></text:p>
      <text:p text:style-name="P30"/>
      <text:p text:style-name="P24">Optimisation</text:p>
      <text:p text:style-name="P21"><text:span text:style-name="T68">On some occasions,</text:span> changes were made to the code to improve efficiency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3.2$Linux_X86_64 LibreOffice_project/40$Build-2</meta:generator>
    <dc:date>2020-07-03T21:33:50.954075801</dc:date>
    <meta:editing-duration>PT5H2M27S</meta:editing-duration>
    <meta:editing-cycles>75</meta:editing-cycles>
    <meta:document-statistic meta:table-count="0" meta:image-count="0" meta:object-count="0" meta:page-count="2" meta:paragraph-count="22" meta:word-count="552" meta:character-count="3419" meta:non-whitespace-character-count="2881"/>
  </office:meta>
</office:document-meta>
</file>